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 Sans" svg:font-family="'Open 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left="0cm" fo:margin-right="0.132cm" fo:margin-top="0cm" fo:margin-bottom="0cm" fo:text-indent="0cm" style:auto-text-indent="false" fo:padding="0cm" fo:border="none"/>
      <style:text-properties style:font-name="Arial" fo:font-size="12pt" style:font-size-asian="12pt" style:font-size-complex="12pt"/>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style>
    <style:style style:name="P4" style:family="paragraph" style:parent-style-name="Text_20_body">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T1" style:family="text">
      <style:text-properties style:font-name="Inter" fo:font-size="10.5pt" fo:letter-spacing="normal" fo:font-weight="normal"/>
    </style:style>
    <style:style style:name="T2" style:family="text">
      <style:text-properties fo:font-size="10.5pt" fo:letter-spacing="normal" fo:font-weight="normal"/>
    </style:style>
    <style:style style:name="T3" style:family="text">
      <style:text-properties style:font-name="Arial" fo:font-size="10.5pt" fo:letter-spacing="normal" fo:font-weight="normal"/>
    </style:style>
    <style:style style:name="T4" style:family="text">
      <style:text-properties style:font-name="Arial" fo:letter-spacing="normal" fo:font-weight="normal"/>
    </style:style>
    <style:style style:name="T5" style:family="text">
      <style:text-properties style:font-name="Arial" fo:font-size="12pt" fo:letter-spacing="normal" fo:font-weight="normal" style:font-size-asian="12pt" style:font-size-complex="12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p>
      <text:section text:style-name="Sect1" text:name="4314">
        <text:p text:style-name="P3"><text:span text:style-name="T5">This task will allow you to explore the Linux environment and the terminal by trial and error. Please execute the commands according to the task questions.<text:line-break/>Please open the Linux virtual machine from the previous unit to start this task. Perform this task on the virtual machine, not your personal computer. Leave the virtual machine open for the entire Linux task.<text:line-break/>Please note that this assignment’s purpose is for final alignment and familiarity with the Linux environment before beginning the Bootcamp material. The assignment is not graded and will not affect your Bootcamp average. There may be additional answers that do not appear in the options; choose the best answer for each question from the provided solutions. Feel free to share any additional answers you find with your fellow bootcampers.<text:line-break/></text:span><text:span text:style-name="Strong_20_Emphasis"><text:span text:style-name="T5">Tip</text:span></text:span><text:span text:style-name="T5">: If you are unsure of the correct command to use in a specific lab, feel free to explore the various options in the virtual machine. </text:span><text:span text:style-name="Strong_20_Emphasis"><text:span text:style-name="T5">Please notice, Linux commands are case-sensitive. Feel free to use the man function to see more options, or use Google anytime you need.</text:span></text:span></text:p>
        <text:p text:style-name="P3"><text:span text:style-name="T5"><text:line-break/></text:span><text:span text:style-name="Strong_20_Emphasis"><text:span text:style-name="T5">The &lt;sudo&gt; command is used to:</text:span></text:span></text:p>
        <text:p text:style-name="P3"><text:span text:style-name="Strong_20_Emphasis"><text:span text:style-name="T5"/></text:span></text:p>
        <text:p text:style-name="P4">Move files from one directory to another</text:p>
        <text:p text:style-name="P4">Create a new file</text:p>
        <text:p text:style-name="P4">Delete files from the directory</text:p>
        <text:p text:style-name="P4">View a list of all files in the directory</text:p>
        <text:p text:style-name="P4">Restart a program</text:p>
        <text:p text:style-name="P4">Execute a command with elevated privileges<text:tab/><text:tab/>rigth</text:p>
        <text:p text:style-name="P4"/>
        <text:p text:style-name="P4"/>
      </text:section>
      <text:section text:style-name="Sect1" text:name="4315">
        <text:p text:style-name="P2">2)</text:p>
        <text:p text:style-name="P3"><text:span text:style-name="Strong_20_Emphasis"><text:span text:style-name="T5">What command would you use to enter root privileges in Linux?</text:span></text:span></text:p>
        <text:p text:style-name="P3"><text:span text:style-name="Strong_20_Emphasis"><text:span text:style-name="T5"/></text:span></text:p>
        <text:p text:style-name="P4">root en</text:p>
        <text:p text:style-name="P4">admin</text:p>
        <text:p text:style-name="P4">permission</text:p>
        <text:p text:style-name="P4">sudo su<text:tab/><text:tab/><text:tab/>rigth</text:p>
        <text:p text:style-name="P4"/>
        <text:p text:style-name="P4"/>
      </text:section>
      <text:section text:style-name="Sect1" text:name="4316">
        <text:p text:style-name="P2">3)</text:p>
        <text:p text:style-name="P3"><text:span text:style-name="Strong_20_Emphasis"><text:span text:style-name="T5">What command would you enter to list all the files and folders in the directory; /var?</text:span></text:span></text:p>
        <text:p text:style-name="P3"><text:span text:style-name="Strong_20_Emphasis"><text:span text:style-name="T5"/></text:span></text:p>
        <text:p text:style-name="P4">cp /var</text:p>
        <text:p text:style-name="P4">dir /var</text:p>
        <text:p text:style-name="P4">cd /var</text:p>
        <text:p text:style-name="P4">ls /var<text:tab/><text:tab/><text:tab/><text:tab/>rigth</text:p>
        <text:p text:style-name="P4"/>
        <text:p text:style-name="P4"/>
      </text:section>
      <text:section text:style-name="Sect1" text:name="4317">
        <text:p text:style-name="P2">4)</text:p>
        <text:p text:style-name="P3"><text:span text:style-name="Strong_20_Emphasis"><text:span text:style-name="T5">What command would you enter to read the contents of the file; /var/log/auth.log?</text:span></text:span></text:p>
        <text:p text:style-name="P3"><text:span text:style-name="Strong_20_Emphasis"><text:span text:style-name="T5"/></text:span></text:p>
        <text:p text:style-name="P4">ls /var/log/auth.log</text:p>
        <text:p text:style-name="P4"><text:soft-page-break/>cat /var/log/auth.log<text:tab/><text:tab/><text:tab/>rigth</text:p>
        <text:p text:style-name="P4">dir /var/log/auth.log</text:p>
        <text:p text:style-name="P4">man /var/log/auth.log</text:p>
        <text:p text:style-name="P4"/>
        <text:p text:style-name="P4"/>
      </text:section>
      <text:section text:style-name="Sect1" text:name="4318">
        <text:p text:style-name="P2">5)</text:p>
        <text:p text:style-name="P3"><text:span text:style-name="Strong_20_Emphasis"><text:span text:style-name="T5">What command would you enter to read the last 15 lines of the file; /var/log/auth.log?</text:span></text:span></text:p>
        <text:p text:style-name="P3"><text:span text:style-name="Strong_20_Emphasis"><text:span text:style-name="T5"/></text:span></text:p>
        <text:p text:style-name="P4">last -n 15 /var/log/auth.log</text:p>
        <text:p text:style-name="P4">end -n 15 /var/log/auth.log</text:p>
        <text:p text:style-name="P4">tail -n 15 /var/log/auth.log<text:tab/><text:tab/><text:tab/><text:tab/>rigth</text:p>
        <text:p text:style-name="P4">prnt -n 15 /var/log/auth.log</text:p>
        <text:p text:style-name="P4"/>
        <text:p text:style-name="P4"/>
      </text:section>
      <text:section text:style-name="Sect1" text:name="4319">
        <text:p text:style-name="P2">6)</text:p>
        <text:p text:style-name="P3"><text:span text:style-name="Strong_20_Emphasis"><text:span text:style-name="T5">What command would you enter to read the first 8 lines of the file; /var/log/auth.log?</text:span></text:span></text:p>
        <text:p text:style-name="P3"><text:span text:style-name="Strong_20_Emphasis"><text:span text:style-name="T5"/></text:span></text:p>
        <text:p text:style-name="P4">head -n 8 /var/log/auth.log<text:tab/><text:tab/><text:tab/>rigth</text:p>
        <text:p text:style-name="P4">prnt -n 8 /var/log/auth.log</text:p>
        <text:p text:style-name="P4">init -n 8 /var/log/auth.log</text:p>
        <text:p text:style-name="P4">first -n 8 /var/log/auth.log</text:p>
        <text:p text:style-name="P4"/>
        <text:p text:style-name="P4"/>
      </text:section>
      <text:section text:style-name="Sect1" text:name="4320">
        <text:p text:style-name="P2">7)</text:p>
        <text:p text:style-name="P3"><text:span text:style-name="Strong_20_Emphasis"><text:span text:style-name="T5">What command would you enter to print the current working directory?</text:span></text:span></text:p>
        <text:p text:style-name="P3"><text:span text:style-name="Strong_20_Emphasis"><text:span text:style-name="T5"/></text:span></text:p>
        <text:p text:style-name="P4">Pwd<text:tab/><text:tab/><text:tab/>rigth</text:p>
        <text:p text:style-name="P4">dir</text:p>
        <text:p text:style-name="P4">prnt</text:p>
        <text:p text:style-name="P4">man</text:p>
        <text:p text:style-name="P4"/>
        <text:p text:style-name="P4"/>
      </text:section>
      <text:section text:style-name="Sect1" text:name="4321">
        <text:p text:style-name="P2">8)</text:p>
        <text:p text:style-name="P3"><text:span text:style-name="Strong_20_Emphasis"><text:span text:style-name="T5">What command would you use to list the files and folders in the current directory?</text:span></text:span></text:p>
        <text:p text:style-name="P3"><text:span text:style-name="Strong_20_Emphasis"><text:span text:style-name="T5"/></text:span></text:p>
        <text:p text:style-name="P4">show</text:p>
        <text:p text:style-name="P4">list</text:p>
        <text:p text:style-name="P4">dir</text:p>
        <text:p text:style-name="P4">ls<text:tab/><text:tab/><text:tab/>rigth</text:p>
        <text:p text:style-name="P4"/>
      </text:section>
      <text:section text:style-name="Sect1" text:name="4322">
        <text:p text:style-name="P2">9)</text:p>
        <text:p text:style-name="P3"><text:span text:style-name="Strong_20_Emphasis"><text:span text:style-name="T5">What command do you need to use to enter the directory; /?</text:span></text:span></text:p>
        <text:p text:style-name="P3"><text:span text:style-name="Strong_20_Emphasis"><text:span text:style-name="T5"/></text:span></text:p>
        <text:p text:style-name="P4">cd /<text:tab/><text:tab/><text:tab/>rigth</text:p>
        <text:p text:style-name="P4">mv /</text:p>
        <text:p text:style-name="P4">go /</text:p>
        <text:p text:style-name="P4">/</text:p>
        <text:p text:style-name="P4"/>
        <text:p text:style-name="P4"/>
      </text:section>
      <text:section text:style-name="Sect1" text:name="4323">
        <text:p text:style-name="P2">10)</text:p>
        <text:p text:style-name="P3"><text:span text:style-name="Strong_20_Emphasis"><text:span text:style-name="T5">What command would you enter to print the contents of; /var/log/auth.log with the line numbers?</text:span></text:span></text:p>
        <text:p text:style-name="P3"><text:soft-page-break/><text:span text:style-name="Strong_20_Emphasis"><text:span text:style-name="T5"/></text:span></text:p>
        <text:p text:style-name="P4">cat -e /var/log/auth.log</text:p>
        <text:p text:style-name="P4">cat -n /var/log/auth.log<text:tab/><text:tab/><text:tab/>rigth</text:p>
        <text:p text:style-name="P4">cat -a /var/log/auth.log</text:p>
        <text:p text:style-name="P4">cat -t /var/log/auth.log</text:p>
        <text:p text:style-name="P4"/>
        <text:p text:style-name="P4"/>
      </text:section>
      <text:section text:style-name="Sect1" text:name="4324">
        <text:p text:style-name="P2">11)</text:p>
        <text:p text:style-name="P3"><text:span text:style-name="Strong_20_Emphasis"><text:span text:style-name="T5">What command would you enter to list all the files and folders in the directory; /var separated by commas?</text:span></text:span></text:p>
        <text:p text:style-name="P3"><text:span text:style-name="Strong_20_Emphasis"><text:span text:style-name="T5"/></text:span></text:p>
        <text:p text:style-name="P4">ls -m /var<text:tab/><text:tab/><text:tab/>rigth</text:p>
        <text:p text:style-name="P4">ls -r /var</text:p>
        <text:p text:style-name="P4">ls -X /var</text:p>
        <text:p text:style-name="P4">ls -h /var</text:p>
        <text:p text:style-name="P4"/>
        <text:p text:style-name="P4"/>
      </text:section>
      <text:section text:style-name="Sect1" text:name="4325">
        <text:p text:style-name="P2">12)</text:p>
        <text:p text:style-name="P3"><text:span text:style-name="Strong_20_Emphasis"><text:span text:style-name="T5">What command would you enter to list all the files and folders in the directory; /var as a list, with each entry on its own line (instead of all on one line)?</text:span></text:span></text:p>
        <text:p text:style-name="P3"><text:span text:style-name="Strong_20_Emphasis"><text:span text:style-name="T5"/></text:span></text:p>
        <text:p text:style-name="P4">ls -n /var</text:p>
        <text:p text:style-name="P4">ls -l /var<text:tab/><text:tab/><text:tab/><text:tab/>rigth</text:p>
        <text:p text:style-name="P4">ls -N /var</text:p>
        <text:p text:style-name="P4">ls -t/var</text:p>
        <text:p text:style-name="P4"/>
      </text:section>
      <text:section text:style-name="Sect1" text:name="4326">
        <text:p text:style-name="P2">13)</text:p>
        <text:p text:style-name="P3"><text:span text:style-name="Strong_20_Emphasis"><text:span text:style-name="T5">What command would you enter to print the date and time now?</text:span></text:span></text:p>
        <text:p text:style-name="P3"><text:span text:style-name="Strong_20_Emphasis"><text:span text:style-name="T5"/></text:span></text:p>
        <text:p text:style-name="P4">time</text:p>
        <text:p text:style-name="P4">date<text:tab/><text:tab/><text:tab/>rigth</text:p>
        <text:p text:style-name="P4">date -t</text:p>
        <text:p text:style-name="P4">time -d</text:p>
        <text:p text:style-name="P4"/>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 Sans" svg:font-family="'Open 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44cm" fo:margin-bottom="1.997cm" fo:margin-left="1.376cm" fo:margin-right="0.91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48S</meta:editing-duration>
    <meta:editing-cycles>3</meta:editing-cycles>
    <meta:generator>OpenOffice/4.1.14$Win32 OpenOffice.org_project/4114m1$Build-9811</meta:generator>
    <dc:date>2023-11-14T22:04:14.79</dc:date>
    <meta:document-statistic meta:table-count="0" meta:image-count="0" meta:object-count="0" meta:page-count="3" meta:paragraph-count="81" meta:word-count="541" meta:character-count="3056"/>
    <dc:creator>kaos sevdalisi</dc:creator>
    <meta:user-defined meta:name="Info 1"/>
    <meta:user-defined meta:name="Info 2"/>
    <meta:user-defined meta:name="Info 3"/>
    <meta:user-defined meta:name="Info 4"/>
  </office:meta>
</office:document-meta>
</file>